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3fd" officeooo:paragraph-rsid="001cd3fd"/>
    </style:style>
    <style:style style:name="P2" style:family="paragraph" style:parent-style-name="Standard">
      <style:text-properties fo:color="#ff3333" fo:font-weight="bold" officeooo:rsid="001cd3fd" officeooo:paragraph-rsid="001cd3fd" style:font-weight-asian="bold" style:font-weight-complex="bold"/>
    </style:style>
    <style:style style:name="P3" style:family="paragraph" style:parent-style-name="Standard" style:list-style-name="L1">
      <style:text-properties officeooo:rsid="001cd3fd" officeooo:paragraph-rsid="001cd3fd"/>
    </style:style>
    <style:style style:name="P4" style:family="paragraph" style:parent-style-name="Standard" style:list-style-name="L1">
      <style:text-properties officeooo:rsid="001cd3fd" officeooo:paragraph-rsid="00261ed6"/>
    </style:style>
    <style:style style:name="P5" style:family="paragraph" style:parent-style-name="Standard">
      <style:text-properties officeooo:rsid="001cd3fd" officeooo:paragraph-rsid="00261ed6"/>
    </style:style>
    <style:style style:name="P6" style:family="paragraph" style:parent-style-name="Standard">
      <style:text-properties officeooo:rsid="001cd3fd" officeooo:paragraph-rsid="001cd3fd"/>
    </style:style>
    <style:style style:name="P7" style:family="paragraph" style:parent-style-name="Standard" style:list-style-name="L1">
      <style:text-properties officeooo:rsid="00261ed6" officeooo:paragraph-rsid="00261ed6"/>
    </style:style>
    <style:style style:name="T1" style:family="text">
      <style:text-properties fo:font-weight="bold" officeooo:rsid="001e09fd" style:font-weight-asian="bold" style:font-weight-complex="bold"/>
    </style:style>
    <style:style style:name="T2" style:family="text">
      <style:text-properties officeooo:rsid="001e09fd"/>
    </style:style>
    <style:style style:name="T3" style:family="text">
      <style:text-properties fo:color="#ff3333" fo:font-weight="bold" officeooo:rsid="001e09fd" style:font-weight-asian="bold" style:font-weight-complex="bold"/>
    </style:style>
    <style:style style:name="T4" style:family="text">
      <style:text-properties officeooo:rsid="00261ed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6547810760763888" text:style-name="L1">
        <text:list-item>
          <text:p text:style-name="P3"><text:span text:style-name="T3">+</text:span><text:span text:style-name="T1"> </text:span>Nokta isminde bir sınıfı nokta.cpp ve nokta.h dosyalarında <text:s/>tanımlayarak </text:p>
        </text:list-item>
      </text:list>
      <text:p text:style-name="P1"/>
      <text:list xml:id="list132825216108585" text:continue-numbering="true" text:style-name="L1">
        <text:list-item>
          <text:p text:style-name="P3"><text:span text:style-name="T3">+</text:span><text:span text:style-name="T2"> </text:span>Nokta sınıfı x,y,z üye değişkenlerden oluşur.</text:p>
        </text:list-item>
      </text:list>
      <text:p text:style-name="P1"/>
      <text:list xml:id="list132825013869940" text:continue-numbering="true" text:style-name="L1">
        <text:list-item>
          <text:p text:style-name="P3">String ifadeden nesneye dönüştürün. </text:p>
        </text:list-item>
      </text:list>
      <text:p text:style-name="P1"/>
      <text:list xml:id="list132824394564305" text:continue-numbering="true" text:style-name="L1">
        <text:list-item>
          <text:p text:style-name="P3">Dönüştürme işlemi için donustur isminde bir fonksiyon olsun fonksiyon geriye bir nesne döndürsün <text:s/></text:p>
          <text:list>
            <text:list-item>
              <text:list>
                <text:list-header>
                  <text:p text:style-name="P4"><text:span text:style-name="T4">Parametre olarak içine birden fazla string plan vector alacak</text:span></text:p>
                </text:list-header>
              </text:list>
            </text:list-item>
          </text:list>
          <text:p text:style-name="P7"><text:tab/>Geriye yine içinde nokta nesneleri olan vector döndürecek</text:p>
        </text:list-item>
      </text:list>
      <text:p text:style-name="P1"><text:tab/> <text:tab/>Vector içinde noktaların olduğunu kabul edin.</text:p>
      <text:p text:style-name="P1"><text:tab/><text:tab/>Vectorde saklanan nokta sayısı önceden bilinmiyor. </text:p>
      <text:p text:style-name="P5"><text:tab/><text:tab/>For each ile noktaları gezebilirsiniz.</text:p>
      <text:p text:style-name="P1"><text:tab/><text:tab/>Dönüştürülmüş olan nesnelerde vector de saklansın.</text:p>
      <text:p text:style-name="P1"><text:tab/><text:tab/></text:p>
      <text:list xml:id="list132825970082714" text:continue-numbering="true" text:style-name="L1">
        <text:list-item>
          <text:p text:style-name="P3">İster ayrı bir dosyada isterseniz bu dosyada tanımlayabilirsiniz.</text:p>
        </text:list-item>
      </text:list>
      <text:p text:style-name="P1"/>
      <text:list xml:id="list132824142665831" text:continue-numbering="true" text:style-name="L1">
        <text:list-item>
          <text:p text:style-name="P3">CMakeLists.txt dosyası ile derlenebilir hale getirin. </text:p>
        </text:list-item>
      </text:list>
      <text:p text:style-name="P1"/>
      <text:p text:style-name="P2">Örnek: </text:p>
      <text:p text:style-name="P1"/>
      <text:p text:style-name="P1">string nokta1 = "15.34 25.67 13.245";</text:p>
      <text:p text:style-name="P1">string nokta2 = "15.34 25 13.245"; //sorun yok fakat . nokta yok</text:p>
      <text:p text:style-name="P1">string nokta3 = "15.34 25.67 13.245 45.456"; //hatalı durum</text:p>
      <text:p text:style-name="P1">string nokta4 = "15.23 56.7879 "; <text:s/>//hatalı durum.</text:p>
      <text:p text:style-name="P1"/>
      <text:p text:style-name="P1"/>
      <text:p text:style-name="P1">8 string gider 5 nesne Dönüştürm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0:00:03.310719809</meta:creation-date>
    <dc:date>2019-10-10T13:28:23.855561676</dc:date>
    <meta:editing-duration>PT3H55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36" meta:character-count="951" meta:non-whitespace-character-count="818"/>
  </office:meta>
</office:document-meta>
</file>